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hmms-for-speech-synthesis"/>HMMs for Speech Synthesis</text:h>
      <text:p text:style-name="Text_20_body">Junichi Yamagishi’s <text:a xlink:type="simple" xlink:href="https://wiki.inf.ed.ac.uk/twiki/pub/CSTR/TrajectoryModelling/HTS-Introduction.pdf" office:target-frame-name="_blank" xlink:show="new" text:style-name="Internet_20_link" text:visited-style-name="Visited_20_Internet_20_Link"><text:span text:style-name="Emphasis">An Introduction to HMM-Based Speech Synthesis</text:span></text:a></text:p>
      <text:p text:style-name="Text_20_body">Heiga Zen’s <text:a xlink:type="simple" xlink:href="http://static.googleusercontent.com/media/research.google.com/en//pubs/archive/41539.pdf" office:target-frame-name="_blank" xlink:show="new" text:style-name="Internet_20_link" text:visited-style-name="Visited_20_Internet_20_Link"><text:span text:style-name="Emphasis">Deep Learning in Speech Synthesis</text:span></text:a></text:p>
      <text:p text:style-name="Text_20_body">DeepMind's <text:a xlink:type="simple" xlink:href="https://deepmind.com/blog/wavenet-generative-model-raw-audio/" office:target-frame-name="_blank" xlink:show="new" text:style-name="Internet_20_link" text:visited-style-name="Visited_20_Internet_20_Link">WaveNet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139in" fo:margin-bottom="0.0835in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9T10:09:46.137068992</meta:creation-date>
    <meta:generator>OpenOffice/4.1.4$Unix OpenOffice.org_project/414m5$Build-9788</meta:generator>
    <dc:date>2018-06-18T11:52:31</dc:date>
    <meta:editing-duration>PT3M11S</meta:editing-duration>
    <meta:editing-cycles>6</meta:editing-cycles>
    <meta:document-statistic meta:table-count="0" meta:image-count="0" meta:object-count="0" meta:page-count="1" meta:paragraph-count="4" meta:word-count="21" meta:character-count="153"/>
  </office:meta>
</office:document-meta>
</file>